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fb71" officeooo:paragraph-rsid="001dfb71"/>
    </style:style>
    <style:style style:name="P2" style:family="paragraph" style:parent-style-name="Standard">
      <style:text-properties fo:font-size="20pt" officeooo:rsid="001dfb71" officeooo:paragraph-rsid="001dfb71" style:font-size-asian="20pt" style:font-size-complex="20pt"/>
    </style:style>
    <style:style style:name="P3" style:family="paragraph" style:parent-style-name="Standard">
      <style:text-properties fo:font-size="14pt" fo:font-weight="bold" officeooo:rsid="001dfb71" officeooo:paragraph-rsid="001dfb71" style:font-size-asian="14pt" style:font-weight-asian="bold" style:font-size-complex="14pt" style:font-weight-complex="bold"/>
    </style:style>
    <style:style style:name="P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size="24pt" fo:font-weight="bold" officeooo:rsid="001dfb71" officeooo:paragraph-rsid="001dfb71" style:font-size-asian="24pt" style:font-weight-asian="bold" style:font-size-complex="24pt" style:font-weight-complex="bold"/>
    </style:style>
    <style:style style:name="P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size="20pt" fo:font-weight="bold" officeooo:rsid="001dfb71" officeooo:paragraph-rsid="001dfb71" style:font-size-asian="20pt" style:font-weight-asian="bold" style:font-size-complex="20pt" style:font-weight-complex="bold"/>
    </style:style>
    <style:style style:name="P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size="14pt" fo:font-weight="bold" officeooo:rsid="001a2df5" officeooo:paragraph-rsid="001dfb71" style:font-size-asian="14pt" style:font-weight-asian="bold" style:font-size-complex="14pt" style:font-weight-complex="bold"/>
    </style:style>
    <style:style style:name="P7" style:family="paragraph" style:parent-style-name="Text_20_body">
      <style:text-properties officeooo:rsid="001a2df5" officeooo:paragraph-rsid="001dfb71"/>
    </style:style>
    <style:style style:name="P8" style:family="paragraph" style:parent-style-name="Text_20_body">
      <style:text-properties officeooo:paragraph-rsid="001dfb71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a2df5" officeooo:paragraph-rsid="001dfb71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1dfb71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dfb71" officeooo:paragraph-rsid="001dfb71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2044f7" officeooo:paragraph-rsid="002044f7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weight="bold" officeooo:rsid="001dfb71" officeooo:paragraph-rsid="001dfb71" style:font-weight-asian="bold" style:font-weight-complex="bold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weight="bold" officeooo:rsid="001ee8ec" officeooo:paragraph-rsid="001ee8ec" style:font-weight-asian="bold" style:font-weight-complex="bold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6pt" fo:font-weight="bold" officeooo:rsid="001ee8ec" officeooo:paragraph-rsid="001ee8ec" style:font-size-asian="16pt" style:font-weight-asian="bold" style:font-size-complex="16pt" style:font-weight-complex="bold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8pt" fo:font-weight="bold" officeooo:rsid="001dfb71" officeooo:paragraph-rsid="001dfb71" style:font-size-asian="18pt" style:font-weight-asian="bold" style:font-size-complex="18pt" style:font-weight-complex="bold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74cm" fo:border-left="none" fo:border-right="none" fo:border-top="none" fo:border-bottom="0.06pt solid #000000" style:join-border="false"/>
      <style:text-properties fo:font-size="18pt" fo:font-weight="bold" officeooo:rsid="001a2df5" officeooo:paragraph-rsid="001dfb71" style:font-size-asian="18pt" style:font-weight-asian="bold" style:font-size-complex="18pt" style:font-weight-complex="bold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74cm" fo:border-left="none" fo:border-right="none" fo:border-top="none" fo:border-bottom="0.06pt solid #000000" style:join-border="false"/>
      <style:text-properties fo:font-size="18pt" fo:font-weight="bold" officeooo:rsid="001dfb71" officeooo:paragraph-rsid="001dfb71" style:font-size-asian="18pt" style:font-weight-asian="bold" style:font-size-complex="18pt" style:font-weight-complex="bold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74cm" fo:border-left="none" fo:border-right="none" fo:border-top="none" fo:border-bottom="0.06pt solid #000000" style:join-border="false"/>
      <style:text-properties fo:font-size="18pt" fo:font-weight="bold" officeooo:rsid="002044f7" officeooo:paragraph-rsid="002044f7" style:font-size-asian="18pt" style:font-weight-asian="bold" style:font-size-complex="18pt" style:font-weight-complex="bold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74cm" fo:border-left="none" fo:border-right="none" fo:border-top="none" fo:border-bottom="0.06pt solid #000000" style:join-border="false"/>
      <style:text-properties fo:font-size="16pt" fo:font-weight="bold" officeooo:rsid="001dfb71" officeooo:paragraph-rsid="001dfb71" style:font-size-asian="16pt" style:font-weight-asian="bold" style:font-size-complex="16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spf net working :</text:p>
      <text:p text:style-name="P1">ospf stands for open sortest path first</text:p>
      <text:p text:style-name="P1"/>
      <text:p text:style-name="P2"/>
      <text:p text:style-name="P5">setting up:</text:p>
      <text:p text:style-name="P1"/>
      <text:p text:style-name="P1"/>
      <text:p text:style-name="P1">there is three router each router connected with the two pc with a switch and the each of the router connected with a serial cable</text:p>
      <text:p text:style-name="P1"/>
      <text:p text:style-name="P1">enough talk lest start configuring :) :) :)</text:p>
      <text:p text:style-name="P1"/>
      <text:p text:style-name="P3"/>
      <text:p text:style-name="P6">first router:</text:p>
      <text:p text:style-name="P7">Router&gt;enable</text:p>
      <text:p text:style-name="P11">Router#configure terminal</text:p>
      <text:p text:style-name="P11">Enter configuration commands, one per line. End with CNTL/Z.</text:p>
      <text:p text:style-name="P11">Router(config)#do show ip interface brief</text:p>
      <text:p text:style-name="P11"/>
      <text:p text:style-name="P11">Router(config)#interface GigabitEthernet0/0</text:p>
      <text:p text:style-name="P11">Router(config-if)#ip address 192.168.0.1 255.255.255.0</text:p>
      <text:p text:style-name="P11">Router(config-if)#no shutdown</text:p>
      <text:p text:style-name="P8"/>
      <text:p text:style-name="P11">Router(config-if)#</text:p>
      <text:p text:style-name="P11">Router(config-if)#exit</text:p>
      <text:p text:style-name="P11">Router(config)#interface Serial0/3/0</text:p>
      <text:p text:style-name="P11">Router(config-if)#ip address 10.0.0.1 255.0.0.0</text:p>
      <text:p text:style-name="P11">Router(config-if)#no shutdown</text:p>
      <text:p text:style-name="P8"/>
      <text:p text:style-name="P18">router 2:</text:p>
      <text:p text:style-name="P10">Router&gt;</text:p>
      <text:p text:style-name="P11">Router&gt;enable</text:p>
      <text:p text:style-name="P11">Router#configure terminal</text:p>
      <text:p text:style-name="P11">Enter configuration commands, one per line. End with CNTL/Z.</text:p>
      <text:p text:style-name="P11">Router(config)#do show ip interface brief</text:p>
      <text:p text:style-name="P11">Interface IP-Address OK? Method Status Protocol</text:p>
      <text:p text:style-name="P11">GigabitEthernet0/0 unassigned YES unset administratively down down</text:p>
      <text:p text:style-name="P11">GigabitEthernet0/1 unassigned YES unset administratively down down</text:p>
      <text:p text:style-name="P11">GigabitEthernet0/2 unassigned YES unset administratively down down</text:p>
      <text:p text:style-name="P11">Serial0/3/0 unassigned YES unset administratively down down</text:p>
      <text:p text:style-name="P11">Serial0/3/1 unassigned YES unset administratively down down</text:p>
      <text:p text:style-name="P11"><text:soft-page-break/>Vlan1 unassigned YES unset administratively down down</text:p>
      <text:p text:style-name="P11">Router(config)#interface GigabitEthernet0/0</text:p>
      <text:p text:style-name="P11">Router(config-if)#ip address 192.168.1.1 255.255.255.0</text:p>
      <text:p text:style-name="P11">Router(config-if)#no shutdown</text:p>
      <text:p text:style-name="P8"/>
      <text:p text:style-name="P11">Router(config-if)#</text:p>
      <text:p text:style-name="P11">%LINK-5-CHANGED: Interface GigabitEthernet0/0, changed state to up</text:p>
      <text:p text:style-name="P8"/>
      <text:p text:style-name="P11">%LINEPROTO-5-UPDOWN: Line protocol on Interface GigabitEthernet0/0, changed state to up</text:p>
      <text:p text:style-name="P8"/>
      <text:p text:style-name="P11">Router(config-if)#exit</text:p>
      <text:p text:style-name="P11">Router(config)#interface Serial0/3/0</text:p>
      <text:p text:style-name="P11">Router(config-if)#ip address 10.0.0.2 255.0.0.0</text:p>
      <text:p text:style-name="P11">Router(config-if)#no shutdown</text:p>
      <text:p text:style-name="P8"/>
      <text:p text:style-name="P11">Router(config-if)#</text:p>
      <text:p text:style-name="P11">%LINK-5-CHANGED: Interface Serial0/3/0, changed state to up</text:p>
      <text:p text:style-name="P8"/>
      <text:p text:style-name="P11">Router(config-if)#exit</text:p>
      <text:p text:style-name="P11">Router(config)#in</text:p>
      <text:p text:style-name="P11">%LINEPROTO-5-UPDOWN: Line protocol on Interface Serial0/3/0, changed state to u</text:p>
      <text:p text:style-name="P11">Router(config)#interface Serial0/3/1</text:p>
      <text:p text:style-name="P11">Router(config-if)#ip address 11.0.0.1 255.0.0.0</text:p>
      <text:p text:style-name="P11">Router(config-if)#no shutdown</text:p>
      <text:p text:style-name="P8"/>
      <text:p text:style-name="P11">%LINK-5-CHANGED: Interface Serial0/3/1, changed state to down</text:p>
      <text:p text:style-name="P11">Router(config-if)#</text:p>
      <text:p text:style-name="P11">Router(config-if)#exit</text:p>
      <text:p text:style-name="P11">Router(config)#^Z</text:p>
      <text:p text:style-name="P11">Router#</text:p>
      <text:p text:style-name="P11">%SYS-5-CONFIG_I: Configured from console by console</text:p>
      <text:p text:style-name="P8"/>
      <text:p text:style-name="P11">Router#</text:p>
      <text:p text:style-name="P10"/>
      <text:p text:style-name="P10"/>
      <text:p text:style-name="P10"/>
      <text:p text:style-name="P18">router3:</text:p>
      <text:p text:style-name="P10">Router&gt;enable</text:p>
      <text:p text:style-name="P11">Router#configure</text:p>
      <text:p text:style-name="P11">Router#configure terminal</text:p>
      <text:p text:style-name="P11"><text:soft-page-break/>Enter configuration commands, one per line. End with CNTL/Z.</text:p>
      <text:p text:style-name="P11">Router(config)#do show ip interface brief</text:p>
      <text:p text:style-name="P11">Interface IP-Address OK? Method Status Protocol</text:p>
      <text:p text:style-name="P11">GigabitEthernet0/0 unassigned YES unset administratively down down</text:p>
      <text:p text:style-name="P11">GigabitEthernet0/1 unassigned YES unset administratively down down</text:p>
      <text:p text:style-name="P11">GigabitEthernet0/2 unassigned YES unset administratively down down</text:p>
      <text:p text:style-name="P11">Serial0/3/0 unassigned YES unset administratively down down</text:p>
      <text:p text:style-name="P11">Serial0/3/1 unassigned YES unset administratively down down</text:p>
      <text:p text:style-name="P11">Vlan1 unassigned YES unset administratively down down</text:p>
      <text:p text:style-name="P11">Router(config)#interface GigabitEthernet0/0</text:p>
      <text:p text:style-name="P11">Router(config-if)#ip address 192.168.2.1 255.255.255.0</text:p>
      <text:p text:style-name="P11">Router(config-if)#no shut</text:p>
      <text:p text:style-name="P8"/>
      <text:p text:style-name="P11">Router(config-if)#</text:p>
      <text:p text:style-name="P11">%LINK-5-CHANGED: Interface GigabitEthernet0/0, changed state to up</text:p>
      <text:p text:style-name="P8"/>
      <text:p text:style-name="P11">%LINEPROTO-5-UPDOWN: Line protocol on Interface GigabitEthernet0/0, changed state to up</text:p>
      <text:p text:style-name="P8"/>
      <text:p text:style-name="P11">Router(config-if)#exit</text:p>
      <text:p text:style-name="P11">Router(config)#interface Serial0/3/1</text:p>
      <text:p text:style-name="P11">Router(config-if)#ip address 11.0.0.2 255.0.0.0</text:p>
      <text:p text:style-name="P11">Router(config-if)#no shutdown</text:p>
      <text:p text:style-name="P8"/>
      <text:p text:style-name="P11">Router(config-if)#</text:p>
      <text:p text:style-name="P11">%LINK-5-CHANGED: Interface Serial0/3/1, changed state to up</text:p>
      <text:p text:style-name="P8"/>
      <text:p text:style-name="P11">Router(config-if)#</text:p>
      <text:p text:style-name="P11">Router(config-if)#</text:p>
      <text:p text:style-name="P11">%LINEPROTO-5-UPDOWN: Line protocol on Interface Serial0/3/1, changed state to up</text:p>
      <text:p text:style-name="P8"/>
      <text:p text:style-name="P11">Router(config-if)#</text:p>
      <text:p text:style-name="P10"/>
      <text:p text:style-name="P10"/>
      <text:p text:style-name="P10"/>
      <text:p text:style-name="P10"/>
      <text:p text:style-name="P14">its ospf time:</text:p>
      <text:p text:style-name="P14">remember one thing we use wildcard insted of the subnet mask</text:p>
      <text:p text:style-name="P14">its the oppsite of the subnet mask</text:p>
      <text:p text:style-name="P14">subnetmask <text:s/>= 255.255.0.0</text:p>
      <text:p text:style-name="P14">then the wildcardbit: 0. 0.255.255</text:p>
      <text:p text:style-name="P14"/>
      <text:p text:style-name="P14"><text:soft-page-break/></text:p>
      <text:p text:style-name="P14">its just like the eigrp but all you have to do is add a area &lt;number&gt; just <text:s/>like that</text:p>
      <text:p text:style-name="P14"/>
      <text:p text:style-name="P15">remember process id can be different but area shoud be same for this configuration</text:p>
      <text:p text:style-name="P16"/>
      <text:p text:style-name="P16"/>
      <text:p text:style-name="P21">go to the router1:</text:p>
      <text:p text:style-name="P12">Router&gt;enable</text:p>
      <text:p text:style-name="P9">Router#configure terminal</text:p>
      <text:p text:style-name="P9">Enter configuration commands, one per line. End with CNTL/Z.</text:p>
      <text:p text:style-name="P9">Router(config)#router ospf ?</text:p>
      <text:p text:style-name="P9">&lt;1-65535&gt; Process ID</text:p>
      <text:p text:style-name="P9">Router(config)#router ospf 100</text:p>
      <text:p text:style-name="P9">Router(config-router)#network 192.168.0.0 0.0.0.255 area 0</text:p>
      <text:p text:style-name="P9">Router(config-router)#network 10.0.0.0 255.255.255.0 area 0</text:p>
      <text:p text:style-name="P9">Router(config-router)#</text:p>
      <text:p text:style-name="P12"/>
      <text:p text:style-name="P17"/>
      <text:p text:style-name="P19">go to router 2: there is three network we have to add it:</text:p>
      <text:p text:style-name="P12"/>
      <text:p text:style-name="P12"/>
      <text:p text:style-name="P12">Router&gt;enable</text:p>
      <text:p text:style-name="P9">Router#configure terminal</text:p>
      <text:p text:style-name="P9">Enter configuration commands, one per line. End with CNTL/Z.</text:p>
      <text:p text:style-name="P9">Router(config)#router ospf 120</text:p>
      <text:p text:style-name="P9">Router(config-router)#network 10.0.0.0 0.255.255.255 area 0</text:p>
      <text:p text:style-name="P9">00:20:17: %OSPF-5-ADJCHG: Process 120, Nbr 192.168.0.1 on Serial0/3/0 from LOADING to FULL, Loading Done</text:p>
      <text:p text:style-name="P9">Router(config-router)#network 192.168.1.0 0.255.255.255 area 0</text:p>
      <text:p text:style-name="P9">Router(config-router)#network 11.0.0.0 0.255.255.255 area 0</text:p>
      <text:p text:style-name="P9">Router(config-router)#</text:p>
      <text:p text:style-name="P12"/>
      <text:p text:style-name="P12"/>
      <text:p text:style-name="P20">router3:</text:p>
      <text:p text:style-name="P13"/>
      <text:p text:style-name="P13">Router&gt;enable</text:p>
      <text:p text:style-name="P9">Router#configure terminal</text:p>
      <text:p text:style-name="P9">Enter configuration commands, one per line. End with CNTL/Z.</text:p>
      <text:p text:style-name="P9">Router(config)#router ospf 130</text:p>
      <text:p text:style-name="P9">Router(config-router)#network 11.0.0.0 0.255.255.255 area 0</text:p>
      <text:p text:style-name="P9">Router(config-router)#</text:p>
      <text:p text:style-name="P9"><text:soft-page-break/>00:25:15: %OSPF-5-ADJCHG: Process 130, Nbr 11.0.0.1 on Serial0/3/1 from LOADING to FULL, Loading Done</text:p>
      <text:p text:style-name="Text_20_body"/>
      <text:p text:style-name="P9">Router(config-router)#network 192.168.2.00.0.0.255 area 0</text:p>
      <text:p text:style-name="P9"/>
      <text:p text:style-name="P9">Router(config-router)#network 192.168.2.0 0.0.0.255 area 0</text:p>
      <text:p text:style-name="P9">Router(config-router)#</text:p>
      <text:p text:style-name="P9"/>
      <text:p text:style-name="P9"/>
      <text:p text:style-name="P13">done this is the same area network ospf can do different network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21:58:47.856004287</meta:creation-date>
    <dc:date>2018-07-25T22:26:39.708157024</dc:date>
    <meta:editing-duration>PT15M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5" meta:paragraph-count="124" meta:word-count="569" meta:character-count="5057" meta:non-whitespace-character-count="4610"/>
  </office:meta>
</office:document-meta>
</file>